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ILARIO RENTERA, ROSMEL CES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932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495447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ILARIO RENTERA, ROSMEL CES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9321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495447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93214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279220</text:p>
          </table:table-cell>
          <table:table-cell table:style-name="Tabla2.D3" office:value-type="string">
            <text:p text:style-name="P23">5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2:59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